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39cm" fo:min-width="7.755cm"/>
    </style:style>
    <style:style style:name="gr2" style:family="graphic" style:parent-style-name="standard">
      <style:graphic-properties draw:fill-color="#ff9900" draw:textarea-horizontal-align="justify" draw:textarea-vertical-align="top" draw:auto-grow-height="false" fo:min-height="13.593cm" fo:min-width="13.978cm"/>
    </style:style>
    <style:style style:name="gr3" style:family="graphic" style:parent-style-name="standard">
      <style:graphic-properties draw:fill-color="#ffff00" draw:opacity="100%" draw:opacity-name="Transparency_20_15" draw:textarea-horizontal-align="justify" draw:textarea-vertical-align="bottom" draw:auto-grow-height="false" fo:min-height="7.772cm" fo:min-width="16.92cm" draw:shadow-opacity="25%"/>
    </style:style>
    <style:style style:name="gr4" style:family="graphic" style:parent-style-name="standard">
      <style:graphic-properties draw:fill-color="#ffff00" draw:opacity="100%" draw:opacity-name="Transparency_20_12" draw:textarea-horizontal-align="justify" draw:textarea-vertical-align="top" draw:auto-grow-height="false" fo:min-height="6.994cm" fo:min-width="17.006cm" draw:shadow-opacity="25%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909cm" fo:min-width="13.824cm"/>
    </style:style>
    <style:style style:name="gr7" style:family="graphic" style:parent-style-name="standard">
      <style:graphic-properties draw:fill-color="#579d1c" draw:textarea-horizontal-align="justify" draw:textarea-vertical-align="middle" draw:auto-grow-height="false" fo:min-height="3.052cm" fo:min-width="10.295cm"/>
    </style:style>
    <style:style style:name="gr8" style:family="graphic" style:parent-style-name="standard">
      <style:graphic-properties draw:fill-color="#579d1c" draw:textarea-horizontal-align="justify" draw:textarea-vertical-align="middle" draw:auto-grow-height="false" fo:min-height="5.338cm" fo:min-width="3.34cm"/>
    </style:style>
    <style:style style:name="gr9" style:family="graphic" style:parent-style-name="standard">
      <style:graphic-properties draw:fill-color="#579d1c" draw:textarea-horizontal-align="justify" draw:textarea-vertical-align="middle" draw:auto-grow-height="false" fo:min-height="5.338cm" fo:min-width="6.739cm"/>
    </style:style>
    <style:style style:name="P1" style:family="paragraph">
      <style:paragraph-properties fo:text-align="center"/>
    </style:style>
    <style:style style:name="P2" style:family="paragraph">
      <loext:graphic-properties draw:fill-color="#ff9900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00" draw:opacity="100%" draw:opacity-name="Transparency_20_15"/>
      <style:paragraph-properties fo:text-align="start"/>
    </style:style>
    <style:style style:name="P5" style:family="paragraph">
      <loext:graphic-properties draw:fill-color="#ffff00" draw:opacity="100%" draw:opacity-name="Transparency_20_12"/>
      <style:paragraph-properties fo:text-align="star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579d1c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255cm" svg:height="1.389cm" draw:transform="rotate (1.5707963267949) translate (1.516cm 14.335cm)">
          <text:p text:style-name="P1">Client Applic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4.478cm" svg:height="13.843cm" svg:x="5.572cm" svg:y="3.921cm">
          <text:p text:style-name="P1">Caller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8.288cm" svg:height="8.89cm" svg:x="4.683cm" svg:y="10.525cm">
          <text:p text:style-name="P3">Response handl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18.288cm" svg:height="8.026cm" svg:x="4.556cm" svg:y="2.143cm">
          <text:p text:style-name="P3">Request handl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6" draw:layer="layout" svg:x1="2.905cm" svg:y1="8.493cm" svg:x2="5.445cm" svg:y2="8.493cm">
          <text:p/>
        </draw:line>
        <draw:line draw:style-name="gr5" draw:text-style-name="P6" draw:layer="layout" svg:x1="22.336cm" svg:y1="6.969cm" svg:x2="24.749cm" svg:y2="6.969cm">
          <text:p/>
        </draw:line>
        <draw:custom-shape draw:style-name="gr6" draw:text-style-name="P1" draw:layer="layout" svg:width="14.324cm" svg:height="2.159cm" draw:transform="rotate (1.5707963267949) translate (20.123cm 17.991cm)">
          <text:p text:style-name="P1">Apache HTTP Cli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8.255cm" svg:height="1.389cm" draw:transform="rotate (1.5707963267949) translate (24.749cm 14.208cm)">
          <text:p text:style-name="P1">JSON/XML Web Servi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0.795cm" svg:height="3.302cm" svg:x="7.223cm" svg:y="5.953cm">
          <text:p text:style-name="P1">Formatter (Freemarker, Velocity)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.84cm" svg:height="5.588cm" svg:x="7.193cm" svg:y="11.287cm">
          <text:p text:style-name="P1">Custom field</text:p>
          <text:p text:style-name="P1"><text:s/>extrac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7.239cm" svg:height="5.588cm" svg:x="11.795cm" svg:y="11.287cm">
          <text:p text:style-name="P1">XML/JSON to </text:p>
          <text:p text:style-name="P1">Java Collections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24.749cm" svg:y1="13.192cm" svg:x2="22.336cm" svg:y2="13.192cm">
          <text:p/>
        </draw:line>
        <draw:line draw:style-name="gr5" draw:text-style-name="P6" draw:layer="layout" svg:x1="5.572cm" svg:y1="13.192cm" svg:x2="2.937cm" svg:y2="13.19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opacity draw:name="Transparency_20_12" draw:display-name="Transparency 12" draw:style="linear" draw:start="30%" draw:end="0%" draw:angle="0" draw:border="0%"/>
    <draw:opacity draw:name="Transparency_20_15" draw:display-name="Transparency 15" draw:style="linear" draw:start="0%" draw:end="3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3T20:22:56.965000000</meta:creation-date>
    <dc:date>2018-07-23T22:41:48.830000000</dc:date>
    <meta:editing-duration>PT4M56S</meta:editing-duration>
    <meta:editing-cycles>1</meta:editing-cycles>
    <meta:document-statistic meta:object-count="13"/>
    <meta:generator>LibreOffice/5.2.7.2$Windows_X86_64 LibreOffice_project/2b7f1e640c46ceb28adf43ee075a6e8b8439ed10</meta:generator>
  </office:meta>
</office:document-meta>
</file>